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7" style:family="table-column">
      <style:table-column-properties fo:break-before="auto" style:column-width="2.612cm"/>
    </style:style>
    <style:style style:name="co3" style:family="table-column">
      <style:table-column-properties fo:break-before="auto" style:column-width="3.279cm"/>
    </style:style>
    <style:style style:name="co28" style:family="table-column">
      <style:table-column-properties fo:break-before="auto" style:column-width="7.137cm"/>
    </style:style>
    <style:style style:name="co29" style:family="table-column">
      <style:table-column-properties fo:break-before="auto" style:column-width="9.162cm"/>
    </style:style>
    <style:style style:name="co6" style:family="table-column">
      <style:table-column-properties fo:break-before="auto" style:column-width="9.384cm"/>
    </style:style>
    <style:style style:name="co7" style:family="table-column">
      <style:table-column-properties fo:break-before="auto" style:column-width="2.558cm"/>
    </style:style>
    <style:style style:name="co10" style:family="table-column">
      <style:table-column-properties fo:break-before="auto" style:column-width="7.858cm"/>
    </style:style>
    <style:style style:name="co5" style:family="table-column">
      <style:table-column-properties fo:break-before="auto" style:column-width="8.274cm"/>
    </style:style>
    <style:style style:name="co11" style:family="table-column">
      <style:table-column-properties fo:break-before="auto" style:column-width="3.556cm"/>
    </style:style>
    <style:style style:name="co12" style:family="table-column">
      <style:table-column-properties fo:break-before="auto" style:column-width="2.418cm"/>
    </style:style>
    <style:style style:name="co13" style:family="table-column">
      <style:table-column-properties fo:break-before="auto" style:column-width="7.303cm"/>
    </style:style>
    <style:style style:name="co8" style:family="table-column">
      <style:table-column-properties fo:break-before="auto" style:column-width="8.107cm"/>
    </style:style>
    <style:style style:name="co14" style:family="table-column">
      <style:table-column-properties fo:break-before="auto" style:column-width="2.835cm"/>
    </style:style>
    <style:style style:name="co15" style:family="table-column">
      <style:table-column-properties fo:break-before="auto" style:column-width="5.803cm"/>
    </style:style>
    <style:style style:name="co16" style:family="table-column">
      <style:table-column-properties fo:break-before="auto" style:column-width="5.914cm"/>
    </style:style>
    <style:style style:name="co17" style:family="table-column">
      <style:table-column-properties fo:break-before="auto" style:column-width="2.891cm"/>
    </style:style>
    <style:style style:name="co18" style:family="table-column">
      <style:table-column-properties fo:break-before="auto" style:column-width="3.667cm"/>
    </style:style>
    <style:style style:name="co19" style:family="table-column">
      <style:table-column-properties fo:break-before="auto" style:column-width="11.437cm"/>
    </style:style>
    <style:style style:name="co20" style:family="table-column">
      <style:table-column-properties fo:break-before="auto" style:column-width="8.634cm"/>
    </style:style>
    <style:style style:name="co21" style:family="table-column">
      <style:table-column-properties fo:break-before="auto" style:column-width="10.134cm"/>
    </style:style>
    <style:style style:name="co22" style:family="table-column">
      <style:table-column-properties fo:break-before="auto" style:column-width="5.472cm"/>
    </style:style>
    <style:style style:name="co23" style:family="table-column">
      <style:table-column-properties fo:break-before="auto" style:column-width="10.687cm"/>
    </style:style>
    <style:style style:name="co24" style:family="table-column">
      <style:table-column-properties fo:break-before="auto" style:column-width="11.714cm"/>
    </style:style>
    <style:style style:name="co25" style:family="table-column">
      <style:table-column-properties fo:break-before="auto" style:column-width="6.609cm"/>
    </style:style>
    <style:style style:name="co30" style:family="table-column">
      <style:table-column-properties fo:break-before="auto" style:column-width="11.603cm"/>
    </style:style>
    <style:style style:name="ro1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</style:style>
    <style:style style:name="ce2" style:family="table-cell" style:parent-style-name="Default">
      <style:table-cell-properties fo:background-color="#ffff99" style:vertical-align="top"/>
    </style:style>
    <style:style style:name="ta_extref" style:family="table">
      <style:table-properties table:display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super 58%"/>
    </style:style>
  </office:automatic-styles>
  <office:body>
    <office:spreadsheet>
      <table:table table:name="MKY.IO.Ports" table:style-name="ta1" table:print="false">
        <office:forms form:automatic-focus="false" form:apply-design-mode="false"/>
        <table:table-column table:style-name="co1" table:default-cell-style-name="ce1"/>
        <table:table-column table:style-name="co27" table:default-cell-style-name="ce1"/>
        <table:table-column table:style-name="co3" table:default-cell-style-name="ce1"/>
        <table:table-column table:style-name="co28" table:default-cell-style-name="ce1"/>
        <table:table-column table:style-name="co29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Break State</text:p>
          </table:table-cell>
          <table:table-cell table:number-columns-repeated="3"/>
          <table:table-cell office:value-type="string">
            <text:p>Using RS-232 hardware, see "YAT - BreakStateTest.jpg"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SB/RS-232</text:p>
          </table:table-cell>
          <table:table-cell office:value-type="string">
            <text:p>Disconnect</text:p>
          </table:table-cell>
          <table:table-cell office:value-type="string">
            <text:p>Create and 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-open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USB/RS-232 converter</text:p>
          </table:table-cell>
          <table:table-cell office:value-type="string">
            <text:p>Terminal detects disconenct and close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USB/RS-232 converter</text:p>
          </table:table-cell>
          <table:table-cell office:value-type="string">
            <text:p>Terminal automatically re-opens, no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</text:p>
          </table:table-cell>
          <table:table-cell office:value-type="string">
            <text:p>Device responses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string">
            <text:p>No Ports</text:p>
          </table:table-cell>
          <table:table-cell/>
          <table:table-cell office:value-type="string">
            <text:p>Disable all internal serial COM ports</text:p>
            <text:p>Disconnect all USB/RS-232 adapters</text:p>
            <text:p>Disable all virtual ports such as com0com</text:p>
          </table:table-cell>
          <table:table-cell table:number-columns-repeated="1020"/>
        </table:table-row>
        <table:table-row table:style-name="ro5">
          <table:table-cell table:number-columns-repeated="3"/>
          <table:table-cell office:value-type="string">
            <text:p>Start YAT</text:p>
          </table:table-cell>
          <table:table-cell office:value-type="string">
            <text:p>Warning that there are no serial COM ports</text:p>
            <text:p>Everything else must work fin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5">
          <table:table-cell/>
          <table:table-cell office:value-type="string">
            <text:p>Bluetooth only</text:p>
          </table:table-cell>
          <table:table-cell/>
          <table:table-cell office:value-type="string">
            <text:p>Create a single Bluetooth COM port</text:p>
            <text:p>(e.g. using the mobile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office:value-type="string">
            <text:p>Default port must be Bluetooth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Re-enable virtual ports again</text:p>
          </table:table-cell>
          <table:table-cell table:number-columns-repeated="1020"/>
        </table:table-row>
        <table:table-row table:style-name="ro1" table:number-rows-repeated="6550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Ports" table:style-name="ta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30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TS/CTS</text:p>
          </table:table-cell>
          <table:table-cell table:style-name="ce2" office:value-type="string">
            <text:p>Closed</text:p>
          </table:table-cell>
          <table:table-cell table:style-name="ce2" office:value-type="string">
            <text:p>Create new termial on serial COM port</text:p>
          </table:table-cell>
          <table:table-cell table:style-name="ce2" office:value-type="string">
            <text:p>OXS and IXS states are shown but disabl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None</text:p>
          </table:table-cell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hidden</text:p>
          </table:table-cell>
          <table:table-cell table:style-name="ce2"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op/close termina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Manual</text:p>
          </table:table-cell>
          <table:table-cell table:style-name="ce2" office:value-type="string">
            <text:p>Set terminal to 'Manual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ff</text:p>
          </table:table-cell>
          <table:table-cell table:style-name="ce2"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Open – Combined</text:p>
          </table:table-cell>
          <table:table-cell table:style-name="ce2" office:value-type="string">
            <text:p>Create a second terminal looped back to the first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t terminal to 'Combined' flow control</text:p>
          </table:table-cell>
          <table:table-cell table:style-name="ce2" table:number-columns-repeated="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tart/open terminal</text:p>
          </table:table-cell>
          <table:table-cell table:style-name="ce2" office:value-type="string">
            <text:p>OXS and IXS states are shown, OXS is assumed to be on, IXS is on too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first terminal is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&lt;XON&gt; is received by first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still on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OXS of second terminal is off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n</text:p>
          </table:table-cell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and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office:value-type="string">
            <text:p>Send while XOff</text:p>
          </table:table-cell>
          <table:table-cell table:style-name="ce2" office:value-type="string">
            <text:p>Toggle IXS of first terminal</text:p>
          </table:table-cell>
          <table:table-cell table:style-name="ce2" office:value-type="string">
            <text:p>&lt;XOFF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Send some data from second to first terminal</text:p>
          </table:table-cell>
          <table:table-cell table:style-name="ce2" office:value-type="string">
            <text:p>Data is sent but kept back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/>
          <table:table-cell table:style-name="ce2" office:value-type="string">
            <text:p>Toggle IXS of first terminal</text:p>
          </table:table-cell>
          <table:table-cell table:style-name="ce2" office:value-type="string">
            <text:p>&lt;XON&gt; is received by second terminal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2"/>
          <table:table-cell table:style-name="ce2" table:number-columns-repeated="2"/>
          <table:table-cell table:style-name="ce2" office:value-type="string">
            <text:p>Data is received</text:p>
          </table:table-cell>
          <table:table-cell table:style-name="ce2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XOn/XOff</text:p>
          </table:table-cell>
          <table:table-cell office:value-type="string">
            <text:p>Closed</text:p>
          </table:table-cell>
          <table:table-cell office:value-type="string">
            <text:p>Create new termial on serial COM port</text:p>
          </table:table-cell>
          <table:table-cell office:value-type="string">
            <text:p>OXS and IXS states are shown but disabl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Open – None</text:p>
          </table:table-cell>
          <table:table-cell office:value-type="string">
            <text:p>Start/open terminal</text:p>
          </table:table-cell>
          <table:table-cell office:value-type="string">
            <text:p>OXS and IXS states are hidden</text:p>
          </table:table-cell>
          <table:table-cell office:value-type="string">
            <text:p>FlowControlDefault = None</text:p>
          </table:table-cell>
          <table:table-cell table:number-columns-repeated="1018"/>
        </table:table-row>
        <table:table-row table:style-name="ro1">
          <table:table-cell table:number-columns-repeated="3"/>
          <table:table-cell office:value-type="string">
            <text:p>Stop/close termina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Open – Manual</text:p>
          </table:table-cell>
          <table:table-cell office:value-type="string">
            <text:p>Set terminal to 'Manual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ff</text:p>
          </table:table-cell>
          <table:table-cell office:value-type="string">
            <text:p>Manual flow control doesn't automatically set XOn</text:p>
          </table:table-cell>
          <table:table-cell table:number-columns-repeated="1018"/>
        </table:table-row>
        <table:table-row table:style-name="ro1">
          <table:table-cell table:number-columns-repeated="2"/>
          <table:table-cell office:value-type="string">
            <text:p>Open – Combined</text:p>
          </table:table-cell>
          <table:table-cell office:value-type="string">
            <text:p>Create a second terminal looped back to the firs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t terminal to 'Combined' flow contro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/open terminal</text:p>
          </table:table-cell>
          <table:table-cell office:value-type="string">
            <text:p>OXS and IXS states are shown, OXS is assumed to be on, IXS is on too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first terminal is 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&lt;XON&gt; is received by first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still o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OXS of second terminal is off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n</text:p>
          </table:table-cell>
          <table:table-cell office:value-type="string">
            <text:p>Send some data from second to first terminal</text:p>
          </table:table-cell>
          <table:table-cell office:value-type="string">
            <text:p>Data is sent and recei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end while XOff</text:p>
          </table:table-cell>
          <table:table-cell office:value-type="string">
            <text:p>Toggle IXS of first terminal</text:p>
          </table:table-cell>
          <table:table-cell office:value-type="string">
            <text:p>&lt;XOFF&gt; is received by second terminal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from second to first terminal</text:p>
          </table:table-cell>
          <table:table-cell office:value-type="string">
            <text:p>Data is sent but kept back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oggle IXS of first terminal</text:p>
          </table:table-cell>
          <table:table-cell office:value-type="string">
            <text:p>&lt;XON&gt; is received by second terminal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Data is received</text:p>
          </table:table-cell>
          <table:table-cell table:number-columns-repeated="1019"/>
        </table:table-row>
        <table:table-row table:style-name="ro1" table:number-rows-repeated="6549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Serial.Sockets" table:style-name="ta1" table:print="false">
        <table:table-column table:style-name="co1" table:default-cell-style-name="ce1"/>
        <table:table-column table:style-name="co7" table:default-cell-style-name="ce1"/>
        <table:table-column table:style-name="co3" table:default-cell-style-name="ce1"/>
        <table:table-column table:style-name="co10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Open</text:p>
          </table:table-cell>
          <table:table-cell office:value-type="string">
            <text:p>SIR <text:s/>while opening</text:p>
          </table:table-cell>
          <table:table-cell office:value-type="string">
            <text:p>Start continues mode on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lose terminal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erminal while SIR is sent</text:p>
          </table:table-cell>
          <table:table-cell office:value-type="string">
            <text:p>Data is received, no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Client</text:p>
          </table:table-cell>
          <table:table-cell office:value-type="string">
            <text:p>Auto-Reconnect</text:p>
          </table:table-cell>
          <table:table-cell office:value-type="string">
            <text:p>Create and open TCP/IP Serv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eate and open TCP/IP Client</text:p>
          </table:table-cell>
          <table:table-cell office:value-type="string">
            <text:p>Both terminals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figure the client to be auto-reconnectable</text:p>
          </table:table-cell>
          <table:table-cell office:value-type="string">
            <text:p>Both terminals are still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TCP/IP Server</text:p>
          </table:table-cell>
          <table:table-cell office:value-type="string">
            <text:p>Reopen</text:p>
          </table:table-cell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server again</text:p>
          </table:table-cell>
          <table:table-cell office:value-type="string">
            <text:p>Client gets dis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Open server again</text:p>
          </table:table-cell>
          <table:table-cell office:value-type="string">
            <text:p>Client gets reconnected</text:p>
          </table:table-cell>
          <table:table-cell table:number-columns-repeated="1019"/>
        </table:table-row>
        <table:table-row table:style-name="ro1" table:number-rows-repeated="655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KY.IO.Usb" table:style-name="ta1" table:print="false">
        <table:table-column table:style-name="co1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Enummeration</text:p>
          </table:table-cell>
          <table:table-cell office:value-type="string">
            <text:p>Single device</text:p>
          </table:table-cell>
          <table:table-cell office:value-type="string">
            <text:p>Connect devic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nd select USB Ser/HID</text:p>
          </table:table-cell>
          <table:table-cell office:value-type="string">
            <text:p>Device is shown in device list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/Stop</text:p>
          </table:table-cell>
          <table:table-cell office:value-type="string">
            <text:p>Single device</text:p>
          </table:table-cell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Terminal caption and I/O status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Stop/Star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Connect/Disconnect</text:p>
          </table:table-cell>
          <table:table-cell office:value-type="string">
            <text:p>Single device</text:p>
          </table:table-cell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ope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Close YAT while terminal is open</text:p>
          </table:table-cell>
          <table:table-cell office:value-type="string">
            <text:p>Terminal closes, YAT exit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YAT is clos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peat Disconnect/Connec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top terminal</text:p>
          </table:table-cell>
          <table:table-cell office:value-type="string">
            <text:p>Short device info – Closed – Grey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isconnect device while terminal is stoppe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terminal</text:p>
          </table:table-cell>
          <table:table-cell office:value-type="string">
            <text:p>Full device info – Disconnected – Waiting – 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Reconnect device</text:p>
          </table:table-cell>
          <table:table-cell office:value-type="string">
            <text:p>Full device info – Connected – Open – Green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thing to the device</text:p>
          </table:table-cell>
          <table:table-cell office:value-type="string">
            <text:p>Device responses</text:p>
          </table:table-cell>
          <table:table-cell table:number-columns-repeated="1019"/>
        </table:table-row>
        <table:table-row table:style-name="ro1" table:number-rows-repeated="6549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Main" table:style-name="ta1" table:print="false">
        <table:table-column table:style-name="co1" table:default-cell-style-name="ce1"/>
        <table:table-column table:style-name="co14" table:default-cell-style-name="ce1"/>
        <table:table-column table:style-name="co1" table:default-cell-style-name="ce1"/>
        <table:table-column table:style-name="co15" table:default-cell-style-name="ce1"/>
        <table:table-column table:style-name="co16" table:default-cell-style-name="ce1"/>
        <table:table-column table:style-name="co1" table:number-columns-repeated="1019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tartup position</text:p>
          </table:table-cell>
          <table:table-cell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prim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prim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tart YAT again</text:p>
          </table:table-cell>
          <table:table-cell office:value-type="string">
            <text:p>YAT starts on secondary scree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>
            <text:p>Start YA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lace YAT onto secondary scree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Remove secondary screen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Start YAT again</text:p>
          </table:table-cell>
          <table:table-cell office:value-type="string">
            <text:p>YAT must start on <text:span text:style-name="T1">primary</text:span> screen</text:p>
          </table:table-cell>
          <table:table-cell table:number-columns-repeated="1019"/>
        </table:table-row>
        <table:table-row table:style-name="ro1" table:number-rows-repeated="65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YAT.Gui.Forms.Terminal" table:style-name="ta1" table:print="false">
        <table:table-column table:style-name="co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Copy-paste</text:p>
          </table:table-cell>
          <table:table-cell office:value-type="string">
            <text:p>Single line</text:p>
          </table:table-cell>
          <table:table-cell office:value-type="string">
            <text:p>Send a lin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opy a sent line and paste it into the "Send Command" text box</text:p>
          </table:table-cell>
          <table:table-cell office:value-type="string">
            <text:p>Command is available for sen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line again</text:p>
          </table:table-cell>
          <table:table-cell office:value-type="string">
            <text:p>Command is sent exactly the same as befor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ultiple lines</text:p>
          </table:table-cell>
          <table:table-cell office:value-type="string">
            <text:p>Copy multiple lines and paste them into a text editor</text:p>
          </table:table-cell>
          <table:table-cell office:value-type="string">
            <text:p>All characters of all lines are pasted into the text file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Formatted lines</text:p>
          </table:table-cell>
          <table:table-cell office:value-type="string">
            <text:p>Copy multiple lines and paste them into a word processer</text:p>
          </table:table-cell>
          <table:table-cell office:value-type="string">
            <text:p>All characters of all lines are properly formatt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end command</text:p>
          </table:table-cell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nd forward to "Send Command"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shortcut 'F3' to se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1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20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21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Open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ncel 'Predefined' dialog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multi line command</text:p>
          </table:table-cell>
          <table:table-cell office:value-type="string">
            <text:p>Command is sent</text:p>
          </table:table-cell>
          <table:table-cell office:value-type="string">
            <text:p>Used to issue an 'Invalid Command' error in a previous versio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Predefined</text:p>
          </table:table-cell>
          <table:table-cell office:value-type="string">
            <text:p>Single line command</text:p>
          </table:table-cell>
          <table:table-cell office:value-type="string">
            <text:p>Create a command</text:p>
          </table:table-cell>
          <table:table-cell office:value-type="string">
            <text:p>Button gets activ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Send the command by shortcu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Tab order</text:p>
          </table:table-cell>
          <table:table-cell office:value-type="string">
            <text:p>Tab must forward from left to righ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Keys</text:p>
          </table:table-cell>
          <table:table-cell office:value-type="string">
            <text:p>Enter a 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Dialog is quit and command is available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the command</text:p>
          </table:table-cell>
          <table:table-cell office:value-type="string">
            <text:p>Command is sen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Validation</text:p>
          </table:table-cell>
          <table:table-cell office:value-type="string">
            <text:p>Enter an invalid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Hit 'Enter'</text:p>
          </table:table-cell>
          <table:table-cell office:value-type="string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Hit 'Enter' again</text:p>
          </table:table-cell>
          <table:table-cell table:formula="of:=[.E37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</text:p>
          </table:table-cell>
          <table:table-cell table:formula="of:=[.E38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Leave text box with tab again</text:p>
          </table:table-cell>
          <table:table-cell table:formula="of:=[.E39]" office:value-type="string" office:string-value="MsgBox including error message with error character">
            <text:p>MsgBox including error message with error character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Multi line command</text:p>
          </table:table-cell>
          <table:table-cell office:value-type="string">
            <text:p>Define multi line command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OK'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Edit multi line command a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'Cancel'</text:p>
          </table:table-cell>
          <table:table-cell office:value-type="string">
            <text:p>Cursor must be forwarded to description</text:p>
          </table:table-cell>
          <table:table-cell office:value-type="string">
            <text:p>Used to remove the command in a previous version</text:p>
          </table:table-cell>
          <table:table-cell table:number-columns-repeated="1018"/>
        </table:table-row>
        <table:table-row table:style-name="ro1" table:number-rows-repeated="654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nstallation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25" table:default-cell-style-name="ce1"/>
        <table:table-column table:style-name="co1" table:number-columns-repeated="1018" table:default-cell-style-name="ce1"/>
        <table:table-row table:style-name="ro1" table:number-rows-repeated="3">
          <table:table-cell table:number-columns-repeated="1024"/>
        </table:table-row>
        <table:table-row table:style-name="ro1">
          <table:table-cell office:value-type="string">
            <text:p>#</text:p>
          </table:table-cell>
          <table:table-cell office:value-type="string">
            <text:p>Functionality</text:p>
          </table:table-cell>
          <table:table-cell office:value-type="string">
            <text:p>Test</text:p>
          </table:table-cell>
          <table:table-cell office:value-type="string">
            <text:p>Stimulus</text:p>
          </table:table-cell>
          <table:table-cell office:value-type="string">
            <text:p>Expected</text:p>
          </table:table-cell>
          <table:table-cell office:value-type="string">
            <text:p>Remarks</text:p>
          </table:table-cell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File system</text:p>
          </table:table-cell>
          <table:table-cell office:value-type="string">
            <text:p>Files</text:p>
          </table:table-cell>
          <table:table-cell office:value-type="string">
            <text:p>Open "C:\Program Files\YAT"</text:p>
          </table:table-cell>
          <table:table-cell office:value-type="string">
            <text:p>DejaVu Info / MKY / YAT / Release Notes / No test projects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Timestamp of all files must be build time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Installed Software</text:p>
          </table:table-cell>
          <table:table-cell office:value-type="string">
            <text:p>Open "System &gt; Software"</text:p>
          </table:table-cell>
          <table:table-cell office:value-type="string">
            <text:p>YAT is shown once only</text:p>
          </table:table-cell>
          <table:table-cell office:value-type="string">
            <text:p>Old versions are replaced automatically</text:p>
          </table:table-cell>
          <table:table-cell table:number-columns-repeated="1018"/>
        </table:table-row>
        <table:table-row table:style-name="ro1">
          <table:table-cell table:number-columns-repeated="4"/>
          <table:table-cell office:value-type="string">
            <text:p>YAT is shown with the correct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System</text:p>
          </table:table-cell>
          <table:table-cell office:value-type="string">
            <text:p>Start</text:p>
          </table:table-cell>
          <table:table-cell office:value-type="string">
            <text:p>Open "Start &gt; Programs"</text:p>
          </table:table-cell>
          <table:table-cell office:value-type="string">
            <text:p>YAT must be show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YAT</text:p>
          </table:table-cell>
          <table:table-cell office:value-type="string">
            <text:p>Initial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YAT must start with last setting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Terminals</text:p>
          </table:table-cell>
          <table:table-cell office:value-type="string">
            <text:p>Create 2 interconnected serial COM port terminals</text:p>
          </table:table-cell>
          <table:table-cell office:value-type="string">
            <text:p>Terminal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efine a few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nsure that there are som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number-columns-repeated="2" office:value-type="string">
            <text:p>Exit</text:p>
          </table:table-cell>
          <table:table-cell office:value-type="string">
            <text:p>Workspace including terminals must be auto-sav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Subsequent start</text:p>
          </table:table-cell>
          <table:table-cell office:value-type="string">
            <text:p>Start "Start &gt; Programs &gt; YAT &gt; YAT"</text:p>
          </table:table-cell>
          <table:table-cell office:value-type="string">
            <text:p>Workspace including terminals must be restor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end some data back and forth</text:p>
          </table:table-cell>
          <table:table-cell office:value-type="string">
            <text:p>Data must be sent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previously predefined command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command recents</text:p>
          </table:table-cell>
          <table:table-cell office:value-type="string">
            <text:p>Command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Use file recents</text:p>
          </table:table-cell>
          <table:table-cell office:value-type="string">
            <text:p>Files must be usable to send data back and forth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Workspace</text:p>
          </table:table-cell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.yat</text:p>
          </table:table-cell>
          <table:table-cell office:value-type="string">
            <text:p>Create 2 interconnected TCP/IP AutoSocket terminals</text:p>
          </table:table-cell>
          <table:table-cell office:value-type="string">
            <text:p>Terminals must get interconnec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Save terminals manually</text:p>
          </table:table-cell>
          <table:table-cell office:value-type="string">
            <text:p>Files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Workspace &gt; Close"</text:p>
          </table:table-cell>
          <table:table-cell office:value-type="string">
            <text:p>Workspace must be closed without exception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Open"</text:p>
          </table:table-cell>
          <table:table-cell office:value-type="string">
            <text:p>First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"File &gt; Recent"</text:p>
          </table:table-cell>
          <table:table-cell office:value-type="string">
            <text:p>Second terminal must be opened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.yaw</text:p>
          </table:table-cell>
          <table:table-cell office:value-type="string">
            <text:p>Save workspace manually</text:p>
          </table:table-cell>
          <table:table-cell office:value-type="string">
            <text:p>File must get creat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Exit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.yat/.yaw cmd line</text:p>
          </table:table-cell>
          <table:table-cell office:value-type="string">
            <text:p>Double-click one of the terminal .yat</text:p>
          </table:table-cell>
          <table:table-cell office:value-type="string">
            <text:p>YAT and terminal must be opened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>
            <text:p>Double-click the workspace .yaw</text:p>
          </table:table-cell>
          <table:table-cell office:value-type="string">
            <text:p>YAT and terminals must be opened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Console</text:p>
          </table:table-cell>
          <table:table-cell office:value-type="string">
            <text:p>Verify that help is availabl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error is handled and help is output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Verify that console based start work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>
            <text:p>About</text:p>
          </table:table-cell>
          <table:table-cell office:value-type="string">
            <text:p>"Help &gt; About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Release Notes</text:p>
          </table:table-cell>
          <table:table-cell office:value-type="string">
            <text:p>"Help &gt; Release Notes"</text:p>
          </table:table-cell>
          <table:table-cell office:value-type="string">
            <text:p>Check version and year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Main</text:p>
          </table:table-cell>
          <table:table-cell/>
          <table:table-cell office:value-type="string">
            <text:p>Check version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4">
          <table:table-cell table:number-columns-repeated="2"/>
          <table:table-cell office:value-type="string">
            <text:p>Unhandled Exceptions</text:p>
          </table:table-cell>
          <table:table-cell office:value-type="string">
            <text:p>"Help &gt; About" &gt; Click slightly above the right end of the 1<text:span text:style-name="T2">st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2<text:span text:style-name="T2">n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 (level1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exits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>
            <text:p>"Help &gt; About" &gt; Click slightly above the right end of the 3<text:span text:style-name="T2">rd</text:span> line</text:p>
          </table:table-cell>
          <table:table-cell office:value-type="string">
            <text:p>Unhandled exception is thrown and handle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an be copied onto clipboard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Exception contains inner exception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Inner exception contains another inner exception (level 2)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>
            <text:p>YAT continues</text:p>
          </table:table-cell>
          <table:table-cell table:number-columns-repeated="1019"/>
        </table:table-row>
        <table:table-row table:style-name="ro1" table:number-rows-repeated="6547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11-22">22.11.2011</text:date>, <text:time>22:08:4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96H40M12S</meta:editing-duration>
    <meta:editing-cycles>31</meta:editing-cycles>
    <meta:generator>OpenOffice.org/3.2$Win32 OpenOffice.org_project/320m12$Build-9483</meta:generator>
    <dc:date>2011-11-22T22:08:49.43</dc:date>
    <dc:creator>Matthias Kläy</dc:creator>
    <meta:document-statistic meta:table-count="7" meta:cell-count="447" meta:object-count="0"/>
    <meta:user-defined meta:name="Info 1"/>
    <meta:user-defined meta:name="Info 2"/>
    <meta:user-defined meta:name="Info 3"/>
    <meta:user-defined meta:name="Info 4"/>
  </office:meta>
</office:document-meta>
</file>